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aille cache</text:p>
          </table:table-cell>
          <table:table-cell office:value-type="string">
            <text:p>nbr lignes cach</text:p>
          </table:table-cell>
          <table:table-cell office:value-type="string">
            <text:p>taille ligne cache</text:p>
          </table:table-cell>
          <table:table-cell office:value-type="string">
            <text:p>Taille Tableau</text:p>
          </table:table-cell>
          <table:table-cell office:value-type="string">
            <text:p>Taux echec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0.1255">
            <text:p>0.1255</text:p>
          </table:table-cell>
          <table:table-cell office:value-type="string">
            <text:p><text:s/>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32812">
            <text:p>0.132812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977">
            <text:p>0.50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977">
            <text:p>0.250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977">
            <text:p>0.125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244">
            <text:p>0.500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0.500488">
            <text:p>0.50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244">
            <text:p>0.250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0.250488">
            <text:p>0.250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244">
            <text:p>0.125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0.125488">
            <text:p>0.125488</text:p>
          </table:table-cell>
          <table:table-cell office:value-type="string">
            <text:p><text:s/></text:p>
          </table:table-cell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aille Cache </text:p>
          </table:table-cell>
          <table:table-cell office:value-type="string">
            <text:p>Deg Assoc</text:p>
          </table:table-cell>
          <table:table-cell office:value-type="string">
            <text:p>Taille Ligne</text:p>
          </table:table-cell>
          <table:table-cell office:value-type="string">
            <text:p>Taille Tableau</text:p>
          </table:table-cell>
          <table:table-cell office:value-type="string">
            <text:p>Taux D'echec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303173">
            <text:p>0,30317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83018">
            <text:p>0,1830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22941">
            <text:p>0,12294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79433">
            <text:p>0,27943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55402">
            <text:p>0,15540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93387">
            <text:p>0,09338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67563">
            <text:p>0,26756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41594">
            <text:p>0,14159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78609">
            <text:p>0,07860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76418">
            <text:p>0,2764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38408">
            <text:p>0,13840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9851">
            <text:p>0,06985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63781">
            <text:p>0,26378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3194">
            <text:p>0,1319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6368">
            <text:p>0,06636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8756">
            <text:p>0,25875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9403">
            <text:p>0,12940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4925">
            <text:p>0,06492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376096">
            <text:p>0,37609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2193">
            <text:p>0,25219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3167">
            <text:p>0,25316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88295">
            <text:p>0,18829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7071">
            <text:p>0,12707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8045">
            <text:p>0,12804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344167">
            <text:p>0,34416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4527">
            <text:p>0,06452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5486">
            <text:p>0,06548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313411">
            <text:p>0,31341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6">
            <text:p>0,25073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2">
            <text:p>0,25073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56829">
            <text:p>0,15682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72">
            <text:p>0,12537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66">
            <text:p>0,12536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203426">
            <text:p>0,20342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92">
            <text:p>0,06269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87">
            <text:p>0,06268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82071">
            <text:p>0,28207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2">
            <text:p>0,25073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2">
            <text:p>0,25073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41098">
            <text:p>0,14109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66">
            <text:p>0,12536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66">
            <text:p>0,12536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33056">
            <text:p>0,13305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87">
            <text:p>0,06268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87">
            <text:p>0,0626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244">
            <text:p>0,50024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244">
            <text:p>0,50024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244">
            <text:p>0,50024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366">
            <text:p>0,2503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366">
            <text:p>0,2503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366">
            <text:p>0,2503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625183">
            <text:p>0,62518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35">
            <text:p>0,12543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28">
            <text:p>0,12542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375549">
            <text:p>0,37554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251098">
            <text:p>0,25109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251585">
            <text:p>0,25158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87897">
            <text:p>0,18789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26037">
            <text:p>0,12603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26524">
            <text:p>0,12652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343954">
            <text:p>0,34395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06351">
            <text:p>0,0635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063994">
            <text:p>0,06399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312957">
            <text:p>0,31295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250367">
            <text:p>0,25036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250366">
            <text:p>0,25036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5654">
            <text:p>0,1565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25184">
            <text:p>0,12518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25183">
            <text:p>0,12518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203273">
            <text:p>0,20327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062594">
            <text:p>0,06259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062592">
            <text:p>0,062592</text:p>
          </table:table-cell>
        </table:table-row>
      </table:table>
      <table:table table:name="Sheet3" table:style-name="ta1" table:print="false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Taille cache</text:p>
          </table:table-cell>
          <table:table-cell table:style-name="Default" office:value-type="string">
            <text:p>Degré assoc</text:p>
          </table:table-cell>
          <table:table-cell table:style-name="Default" office:value-type="string">
            <text:p>nb lignes cache</text:p>
          </table:table-cell>
          <table:table-cell table:style-name="Default" office:value-type="string">
            <text:p>Taille tableau</text:p>
          </table:table-cell>
          <table:table-cell office:value-type="string">
            <text:p>Taux echec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545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545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545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84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84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84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1482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1482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148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545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545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545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84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84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84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148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148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1482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5455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5455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5455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846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846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846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1482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1482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1482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519198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51833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51786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51693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515184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514929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517470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513950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51380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51847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51737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51641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51586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51469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51420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51556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513700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513452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036640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046205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067284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031055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039623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058592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29087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37208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55723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326077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8378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3731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21215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38331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696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400829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8256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2732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8990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373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373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69559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969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696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37409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1722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3793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71237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3731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3731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47592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8327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6965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360501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95970 </text:p>
          </table:table-cell>
        </table:table-row>
        <table:table-row table:style-name="ro1">
          <table:table-cell office:value-type="string">
            <text:p>32768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3532</text:p>
          </table:table-cell>
        </table:table-row>
      </table:table>
      <table:table table:name="Sheet4" table:style-name="ta1" table:print="false">
        <table:table-column table:style-name="co1" table:number-columns-repeated="4" table:default-cell-style-name="ce1"/>
        <table:table-column table:style-name="co1" table:default-cell-style-name="Default"/>
        <table:table-row table:style-name="ro3">
          <table:table-cell table:style-name="Default" office:value-type="string">
            <text:p>taille cache</text:p>
          </table:table-cell>
          <table:table-cell table:style-name="Default" office:value-type="string">
            <text:p>degré d'assoc</text:p>
          </table:table-cell>
          <table:table-cell table:style-name="Default" office:value-type="string">
            <text:p>taille ligne cache</text:p>
          </table:table-cell>
          <table:table-cell table:style-name="Default" office:value-type="string">
            <text:p>taille tableau</text:p>
          </table:table-cell>
          <table:table-cell office:value-type="string">
            <text:p>taux d'echec</text:p>
          </table:table-cell>
        </table:table-row>
        <table:table-row table:style-name="ro3">
          <table:table-cell office:value-type="string">
            <text:p>1024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422545 </text:p>
          </table:table-cell>
        </table:table-row>
        <table:table-row table:style-name="ro3">
          <table:table-cell office:value-type="string">
            <text:p>1024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310268 </text:p>
          </table:table-cell>
        </table:table-row>
        <table:table-row table:style-name="ro3">
          <table:table-cell office:value-type="string">
            <text:p>1024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300000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315848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181696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166183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258594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120089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98326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175112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128906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179576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154129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80022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105022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138281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53013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63616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107143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74777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57589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86161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41071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9687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73884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25000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5290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5714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5714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5714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868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879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879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4397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4509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4509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5714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5714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5714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868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868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868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439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439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4397 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635496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74690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82204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571684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48736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56250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539957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85759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93273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455123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69024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63359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360210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42116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35496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312858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78662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71565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364936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6619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63359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254518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38806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35496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199308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75113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7156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31984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6477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63359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201671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37151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3549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14258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73339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7156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9729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6406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63359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7524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3632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3549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11422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7245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71565 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467596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476256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504926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258521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250571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262316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79216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34164 </text:p>
          </table:table-cell>
        </table:table-row>
        <table:table-row table:style-name="ro1">
          <table:table-cell office:value-type="string">
            <text:p>102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38547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364931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62738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61609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97194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37000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35872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26897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74409 </text:p>
          </table:table-cell>
        </table:table-row>
        <table:table-row table:style-name="ro1">
          <table:table-cell office:value-type="string">
            <text:p>2048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7356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312226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879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6470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6458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31606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8649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00090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70949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8400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8315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7122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615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45419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9358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817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8311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6247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453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6822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611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613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3469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815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816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7041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449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4130 </text:p>
          </table:table-cell>
        </table:table-row>
      </table:table>
      <table:table table:name="Sheet5" table:style-name="ta1" table:print="false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taille cache</text:p>
          </table:table-cell>
          <table:table-cell table:style-name="Default" office:value-type="string">
            <text:p>degré d'assoc</text:p>
          </table:table-cell>
          <table:table-cell table:style-name="Default" office:value-type="string">
            <text:p>taille ligne cache</text:p>
          </table:table-cell>
          <table:table-cell table:style-name="Default" office:value-type="string">
            <text:p>taille tableau</text:p>
          </table:table-cell>
          <table:table-cell office:value-type="string">
            <text:p>taux d'echec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59949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4201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3061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51020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22959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15784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45918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14031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08131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30612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30612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30612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1538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1538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1538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0773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0773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0773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3061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3061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16 </text:p>
          </table:table-cell>
          <table:table-cell office:value-type="string">
            <text:p><text:s/>0.03061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1538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1538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6 </text:p>
          </table:table-cell>
          <table:table-cell office:value-type="string">
            <text:p><text:s/>0.01538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0773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0773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6 </text:p>
          </table:table-cell>
          <table:table-cell office:value-type="string">
            <text:p><text:s/>0.007733 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4085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17163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170984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67017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086464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08549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132093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44386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42828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209764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171308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170984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30748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085978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085492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92317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4360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4282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194220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17114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64 </text:p>
          </table:table-cell>
          <table:table-cell office:value-type="string">
            <text:p><text:s/>0.17098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11261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08573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64 </text:p>
          </table:table-cell>
          <table:table-cell office:value-type="string">
            <text:p><text:s/>0.08549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72429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4321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table:number-columns-repeated="2" office:value-type="string">
            <text:p><text:s/>64 </text:p>
          </table:table-cell>
          <table:table-cell office:value-type="string">
            <text:p><text:s/>0.042828 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06991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7071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69435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08857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86316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84751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4842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44161 </text:p>
          </table:table-cell>
        </table:table-row>
        <table:table-row table:style-name="ro1">
          <table:table-cell office:value-type="string">
            <text:p>4096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42392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85644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70078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69435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93364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85540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84751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48436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43283 </text:p>
          </table:table-cell>
        </table:table-row>
        <table:table-row table:style-name="ro1">
          <table:table-cell office:value-type="string">
            <text:p>8192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4239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77540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6943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6943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8905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8475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8475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46100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4239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42392 </text:p>
          </table:table-cell>
        </table:table-row>
      </table:table>
      <table:table table:name="Sheet6" table:style-name="ta1" table:print="false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taille cache</text:p>
          </table:table-cell>
          <table:table-cell table:style-name="Default" office:value-type="string">
            <text:p>degré d'assoc</text:p>
          </table:table-cell>
          <table:table-cell table:style-name="Default" office:value-type="string">
            <text:p>taille ligne cache</text:p>
          </table:table-cell>
          <table:table-cell table:style-name="Default" office:value-type="string">
            <text:p>taille tableau</text:p>
          </table:table-cell>
          <table:table-cell office:value-type="string">
            <text:p>taux d'echec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0278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6964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4837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4416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8012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88469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96719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5454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3751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2902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7434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247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8916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46419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3830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02465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18295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16 </text:p>
          </table:table-cell>
          <table:table-cell office:value-type="string">
            <text:p><text:s/>100 </text:p>
          </table:table-cell>
          <table:table-cell office:value-type="string">
            <text:p><text:s/>0.25247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5204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36330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2749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2904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0230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6697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48359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2727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18757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1433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8803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883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4458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2312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1913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12300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09142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32 </text:p>
          </table:table-cell>
          <table:table-cell office:value-type="string">
            <text:p><text:s/>100 </text:p>
          </table:table-cell>
          <table:table-cell office:value-type="string">
            <text:p><text:s/>0.12623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7679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3372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23814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2625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7288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1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37109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5197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2381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1235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09116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0372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2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114931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30765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2413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12493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07499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53298 </text:p>
          </table:table-cell>
        </table:table-row>
        <table:table-row table:style-name="ro1">
          <table:table-cell office:value-type="string">
            <text:p>16384 </text:p>
          </table:table-cell>
          <table:table-cell office:value-type="string">
            <text:p><text:s/>4 </text:p>
          </table:table-cell>
          <table:table-cell office:value-type="string">
            <text:p><text:s/>64 </text:p>
          </table:table-cell>
          <table:table-cell office:value-type="string">
            <text:p><text:s/>100 </text:p>
          </table:table-cell>
          <table:table-cell office:value-type="string">
            <text:p><text:s/>0.063447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00:3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ddad Mayas</meta:initial-creator>
    <meta:creation-date>2011-11-15T09:48:05</meta:creation-date>
    <dc:date>2011-11-28T00:39:16</dc:date>
    <dc:creator>adam </dc:creator>
    <meta:editing-duration>PT03H31M03S</meta:editing-duration>
    <meta:editing-cycles>18</meta:editing-cycles>
    <meta:generator>OpenOffice.org/3.2$Unix OpenOffice.org_project/320m19$Build-9505</meta:generator>
    <meta:document-statistic meta:table-count="6" meta:cell-count="3136" meta:object-count="0"/>
  </office:meta>
</office:document-meta>
</file>